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38ab" officeooo:paragraph-rsid="001e38ab"/>
    </style:style>
    <style:style style:name="P2" style:family="paragraph" style:parent-style-name="Standard">
      <style:text-properties officeooo:rsid="001e38ab" officeooo:paragraph-rsid="001fee05"/>
    </style:style>
    <style:style style:name="P3" style:family="paragraph" style:parent-style-name="Standard">
      <style:text-properties officeooo:rsid="0020022d" officeooo:paragraph-rsid="0020022d"/>
    </style:style>
    <style:style style:name="P4" style:family="paragraph" style:parent-style-name="Standard">
      <style:text-properties officeooo:rsid="00215f2c" officeooo:paragraph-rsid="00215f2c"/>
    </style:style>
    <style:style style:name="P5" style:family="paragraph" style:parent-style-name="Standard">
      <style:text-properties officeooo:rsid="0022cf1c" officeooo:paragraph-rsid="0022cf1c"/>
    </style:style>
    <style:style style:name="P6" style:family="paragraph" style:parent-style-name="Standard">
      <style:text-properties officeooo:rsid="00235366" officeooo:paragraph-rsid="00235366"/>
    </style:style>
    <style:style style:name="P7" style:family="paragraph" style:parent-style-name="Standard">
      <style:text-properties officeooo:rsid="0024905d" officeooo:paragraph-rsid="0024905d"/>
    </style:style>
    <style:style style:name="P8" style:family="paragraph" style:parent-style-name="Standard">
      <style:text-properties officeooo:rsid="0024b371" officeooo:paragraph-rsid="0024b371"/>
    </style:style>
    <style:style style:name="P9" style:family="paragraph" style:parent-style-name="Standard">
      <style:text-properties officeooo:rsid="0024d32c" officeooo:paragraph-rsid="0024d32c"/>
    </style:style>
    <style:style style:name="P10" style:family="paragraph" style:parent-style-name="Standard">
      <style:text-properties officeooo:rsid="0026417e" officeooo:paragraph-rsid="0026417e"/>
    </style:style>
    <style:style style:name="P11" style:family="paragraph" style:parent-style-name="Standard">
      <style:text-properties fo:font-style="italic" officeooo:rsid="0026417e" officeooo:paragraph-rsid="0026417e" style:font-style-asian="italic" style:font-style-complex="italic"/>
    </style:style>
    <style:style style:name="P12" style:family="paragraph" style:parent-style-name="Standard">
      <style:text-properties fo:font-style="italic" officeooo:rsid="00275e0b" officeooo:paragraph-rsid="00275e0b" style:font-style-asian="italic" style:font-style-complex="italic"/>
    </style:style>
    <style:style style:name="P13" style:family="paragraph" style:parent-style-name="Standard">
      <style:text-properties fo:font-style="italic" officeooo:rsid="00275e0b" officeooo:paragraph-rsid="00277664" style:font-style-asian="italic" style:font-style-complex="italic"/>
    </style:style>
    <style:style style:name="P14" style:family="paragraph" style:parent-style-name="Standard">
      <style:text-properties fo:font-style="italic" officeooo:rsid="00277664" officeooo:paragraph-rsid="00277664" style:font-style-asian="italic" style:font-style-complex="italic"/>
    </style:style>
    <style:style style:name="P15" style:family="paragraph" style:parent-style-name="Standard">
      <style:text-properties fo:font-style="italic" officeooo:rsid="002bef64" officeooo:paragraph-rsid="002bef64" style:font-style-asian="italic" style:font-style-complex="italic"/>
    </style:style>
    <style:style style:name="P16" style:family="paragraph" style:parent-style-name="Standard">
      <style:text-properties fo:font-style="italic" officeooo:rsid="00304a8e" officeooo:paragraph-rsid="00304a8e" style:font-style-asian="italic" style:font-style-complex="italic"/>
    </style:style>
    <style:style style:name="P17" style:family="paragraph" style:parent-style-name="Standard">
      <style:text-properties fo:font-style="normal" officeooo:rsid="0026417e" officeooo:paragraph-rsid="0026417e" style:font-style-asian="normal" style:font-style-complex="normal"/>
    </style:style>
    <style:style style:name="P18" style:family="paragraph" style:parent-style-name="Standard">
      <style:text-properties fo:font-style="normal" officeooo:rsid="00275e0b" officeooo:paragraph-rsid="00275e0b" style:font-style-asian="normal" style:font-style-complex="normal"/>
    </style:style>
    <style:style style:name="P19" style:family="paragraph" style:parent-style-name="Standard">
      <style:text-properties fo:font-style="normal" officeooo:rsid="00277664" officeooo:paragraph-rsid="00277664" style:font-style-asian="normal" style:font-style-complex="normal"/>
    </style:style>
    <style:style style:name="P20" style:family="paragraph" style:parent-style-name="Standard">
      <style:text-properties fo:font-style="normal" officeooo:rsid="00277664" officeooo:paragraph-rsid="002aa57d" style:font-style-asian="normal" style:font-style-complex="normal"/>
    </style:style>
    <style:style style:name="P21" style:family="paragraph" style:parent-style-name="Standard">
      <style:text-properties fo:font-style="normal" officeooo:rsid="0028dd33" officeooo:paragraph-rsid="0028dd33" style:font-style-asian="normal" style:font-style-complex="normal"/>
    </style:style>
    <style:style style:name="P22" style:family="paragraph" style:parent-style-name="Standard">
      <style:text-properties fo:font-style="normal" officeooo:rsid="002aa57d" officeooo:paragraph-rsid="002aa57d" style:font-style-asian="normal" style:font-style-complex="normal"/>
    </style:style>
    <style:style style:name="P23" style:family="paragraph" style:parent-style-name="Standard">
      <style:text-properties fo:font-style="normal" officeooo:rsid="002ae15d" officeooo:paragraph-rsid="002ae15d" style:font-style-asian="normal" style:font-style-complex="normal"/>
    </style:style>
    <style:style style:name="P24" style:family="paragraph" style:parent-style-name="Standard">
      <style:text-properties fo:font-style="normal" officeooo:rsid="002bef64" officeooo:paragraph-rsid="002bef64" style:font-style-asian="normal" style:font-style-complex="normal"/>
    </style:style>
    <style:style style:name="P25" style:family="paragraph" style:parent-style-name="Standard">
      <style:text-properties fo:font-style="normal" officeooo:rsid="002bef64" officeooo:paragraph-rsid="002d625b" style:font-style-asian="normal" style:font-style-complex="normal"/>
    </style:style>
    <style:style style:name="P26" style:family="paragraph" style:parent-style-name="Standard">
      <style:text-properties fo:font-style="normal" officeooo:rsid="002d54ac" officeooo:paragraph-rsid="002d54ac" style:font-style-asian="normal" style:font-style-complex="normal"/>
    </style:style>
    <style:style style:name="P27" style:family="paragraph" style:parent-style-name="Standard">
      <style:text-properties fo:font-style="normal" officeooo:rsid="002d625b" officeooo:paragraph-rsid="002d625b" style:font-style-asian="normal" style:font-style-complex="normal"/>
    </style:style>
    <style:style style:name="P28" style:family="paragraph" style:parent-style-name="Standard">
      <style:text-properties fo:font-style="normal" officeooo:rsid="002f5529" officeooo:paragraph-rsid="002f5529" style:font-style-asian="normal" style:font-style-complex="normal"/>
    </style:style>
    <style:style style:name="P29" style:family="paragraph" style:parent-style-name="Standard">
      <style:text-properties fo:font-style="normal" officeooo:rsid="00304a8e" officeooo:paragraph-rsid="00304a8e" style:font-style-asian="normal" style:font-style-complex="normal"/>
    </style:style>
    <style:style style:name="P30" style:family="paragraph" style:parent-style-name="Standard">
      <style:text-properties fo:font-style="normal" officeooo:rsid="00316b17" officeooo:paragraph-rsid="00316b17" style:font-style-asian="normal" style:font-style-complex="normal"/>
    </style:style>
    <style:style style:name="P31" style:family="paragraph" style:parent-style-name="Standard">
      <style:text-properties fo:font-style="normal" officeooo:rsid="00323b7e" officeooo:paragraph-rsid="00323b7e" style:font-style-asian="normal" style:font-style-complex="normal"/>
    </style:style>
    <style:style style:name="P32" style:family="paragraph" style:parent-style-name="Standard">
      <style:text-properties fo:font-style="normal" officeooo:rsid="0032a3eb" officeooo:paragraph-rsid="0032a3eb" style:font-style-asian="normal" style:font-style-complex="normal"/>
    </style:style>
    <style:style style:name="P33" style:family="paragraph" style:parent-style-name="Standard">
      <style:text-properties fo:font-style="normal" officeooo:rsid="00346965" officeooo:paragraph-rsid="00346965" style:font-style-asian="normal" style:font-style-complex="normal"/>
    </style:style>
    <style:style style:name="P34" style:family="paragraph" style:parent-style-name="Standard">
      <style:text-properties fo:font-style="normal" officeooo:rsid="00351282" officeooo:paragraph-rsid="00351282" style:font-style-asian="normal" style:font-style-complex="normal"/>
    </style:style>
    <style:style style:name="P35" style:family="paragraph" style:parent-style-name="Standard">
      <style:text-properties fo:font-style="normal" officeooo:rsid="00351282" officeooo:paragraph-rsid="0035af24" style:font-style-asian="normal" style:font-style-complex="normal"/>
    </style:style>
    <style:style style:name="P36" style:family="paragraph" style:parent-style-name="Standard">
      <style:text-properties fo:font-style="normal" officeooo:rsid="00357453" officeooo:paragraph-rsid="00357453" style:font-style-asian="normal" style:font-style-complex="normal"/>
    </style:style>
    <style:style style:name="P37" style:family="paragraph" style:parent-style-name="Standard">
      <style:text-properties fo:font-style="normal" officeooo:rsid="0035af24" officeooo:paragraph-rsid="0035af24" style:font-style-asian="normal" style:font-style-complex="normal"/>
    </style:style>
    <style:style style:name="P38" style:family="paragraph" style:parent-style-name="Standard">
      <style:text-properties fo:font-style="normal" officeooo:rsid="0035caa5" officeooo:paragraph-rsid="0035caa5" style:font-style-asian="normal" style:font-style-complex="normal"/>
    </style:style>
    <style:style style:name="P39" style:family="paragraph" style:parent-style-name="Standard">
      <style:text-properties fo:font-style="normal" officeooo:rsid="0035e96b" officeooo:paragraph-rsid="0035e96b" style:font-style-asian="normal" style:font-style-complex="normal"/>
    </style:style>
    <style:style style:name="P40" style:family="paragraph" style:parent-style-name="Standard">
      <style:text-properties officeooo:rsid="00275e0b" officeooo:paragraph-rsid="00275e0b"/>
    </style:style>
    <style:style style:name="P41" style:family="paragraph" style:parent-style-name="Standard">
      <style:text-properties fo:font-style="normal" officeooo:rsid="0036e240" officeooo:paragraph-rsid="0036e240" style:font-style-asian="normal" style:font-style-complex="normal"/>
    </style:style>
    <style:style style:name="P42" style:family="paragraph" style:parent-style-name="Standard">
      <style:text-properties fo:font-style="normal" officeooo:rsid="00371614" officeooo:paragraph-rsid="00371614" style:font-style-asian="normal" style:font-style-complex="normal"/>
    </style:style>
    <style:style style:name="P43" style:family="paragraph" style:parent-style-name="Standard">
      <style:text-properties fo:font-style="normal" officeooo:rsid="0037dd72" officeooo:paragraph-rsid="0037dd72" style:font-style-asian="normal" style:font-style-complex="normal"/>
    </style:style>
    <style:style style:name="P44" style:family="paragraph" style:parent-style-name="Standard">
      <style:text-properties fo:font-style="normal" officeooo:rsid="0035caa5" officeooo:paragraph-rsid="0038683d" style:font-style-asian="normal" style:font-style-complex="normal"/>
    </style:style>
    <style:style style:name="P45" style:family="paragraph" style:parent-style-name="Standard">
      <style:text-properties fo:font-style="normal" officeooo:rsid="0035caa5" officeooo:paragraph-rsid="0035caa5" style:font-style-asian="normal" style:font-style-complex="normal"/>
    </style:style>
    <style:style style:name="P46" style:family="paragraph" style:parent-style-name="Standard">
      <style:text-properties fo:font-style="normal" officeooo:rsid="002f5529" officeooo:paragraph-rsid="002f5529" style:font-style-asian="normal" style:font-style-complex="normal"/>
    </style:style>
    <style:style style:name="P47" style:family="paragraph" style:parent-style-name="Standard">
      <style:text-properties fo:font-style="normal" officeooo:rsid="0038683d" officeooo:paragraph-rsid="0038683d" style:font-style-asian="normal" style:font-style-complex="normal"/>
    </style:style>
    <style:style style:name="P48" style:family="paragraph" style:parent-style-name="Standard">
      <style:text-properties fo:font-style="normal" officeooo:rsid="0038cab9" officeooo:paragraph-rsid="0038cab9" style:font-style-asian="normal" style:font-style-complex="normal"/>
    </style:style>
    <style:style style:name="P49" style:family="paragraph" style:parent-style-name="Standard">
      <style:text-properties fo:font-style="normal" officeooo:rsid="0039f06c" officeooo:paragraph-rsid="0039f06c" style:font-style-asian="normal" style:font-style-complex="normal"/>
    </style:style>
    <style:style style:name="P50" style:family="paragraph" style:parent-style-name="Standard">
      <style:text-properties fo:font-style="normal" officeooo:rsid="003ba70f" officeooo:paragraph-rsid="003ba70f" style:font-style-asian="normal" style:font-style-complex="normal"/>
    </style:style>
    <style:style style:name="P51" style:family="paragraph" style:parent-style-name="Standard">
      <style:text-properties fo:font-style="normal" officeooo:rsid="003ca921" officeooo:paragraph-rsid="003ca921" style:font-style-asian="normal" style:font-style-complex="normal"/>
    </style:style>
    <style:style style:name="P52" style:family="paragraph" style:parent-style-name="Standard">
      <style:text-properties fo:font-style="normal" officeooo:rsid="003e47fa" officeooo:paragraph-rsid="003e47fa" style:font-style-asian="normal" style:font-style-complex="normal"/>
    </style:style>
    <style:style style:name="P53" style:family="paragraph" style:parent-style-name="Standard">
      <style:text-properties fo:font-style="normal" officeooo:rsid="004001c2" officeooo:paragraph-rsid="004001c2" style:font-style-asian="normal" style:font-style-complex="normal"/>
    </style:style>
    <style:style style:name="T1" style:family="text">
      <style:text-properties officeooo:rsid="001fee05"/>
    </style:style>
    <style:style style:name="T2" style:family="text">
      <style:text-properties officeooo:rsid="0020022d"/>
    </style:style>
    <style:style style:name="T3" style:family="text">
      <style:text-properties officeooo:rsid="0022cf1c"/>
    </style:style>
    <style:style style:name="T4" style:family="text">
      <style:text-properties officeooo:rsid="0024b371"/>
    </style:style>
    <style:style style:name="T5" style:family="text">
      <style:text-properties officeooo:rsid="0024d32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6417e" style:font-style-asian="italic" style:font-style-complex="italic"/>
    </style:style>
    <style:style style:name="T8" style:family="text">
      <style:text-properties fo:font-style="italic" officeooo:rsid="002aa57d" style:font-style-asian="italic" style:font-style-complex="italic"/>
    </style:style>
    <style:style style:name="T9" style:family="text">
      <style:text-properties fo:font-style="italic" officeooo:rsid="00304a8e" style:font-style-asian="italic" style:font-style-complex="italic"/>
    </style:style>
    <style:style style:name="T10" style:family="text">
      <style:text-properties officeooo:rsid="0026417e"/>
    </style:style>
    <style:style style:name="T11" style:family="text">
      <style:text-properties officeooo:rsid="00277664"/>
    </style:style>
    <style:style style:name="T12" style:family="text">
      <style:text-properties officeooo:rsid="0028dd33"/>
    </style:style>
    <style:style style:name="T13" style:family="text">
      <style:text-properties officeooo:rsid="002aa57d"/>
    </style:style>
    <style:style style:name="T14" style:family="text">
      <style:text-properties officeooo:rsid="002ae15d"/>
    </style:style>
    <style:style style:name="T15" style:family="text">
      <style:text-properties officeooo:rsid="002d54ac"/>
    </style:style>
    <style:style style:name="T16" style:family="text">
      <style:text-properties officeooo:rsid="002d625b"/>
    </style:style>
    <style:style style:name="T17" style:family="text">
      <style:text-properties officeooo:rsid="00304a8e"/>
    </style:style>
    <style:style style:name="T18" style:family="text">
      <style:text-properties officeooo:rsid="00316b17"/>
    </style:style>
    <style:style style:name="T19" style:family="text">
      <style:text-properties officeooo:rsid="00323b7e"/>
    </style:style>
    <style:style style:name="T20" style:family="text">
      <style:text-properties officeooo:rsid="00346965"/>
    </style:style>
    <style:style style:name="T21" style:family="text">
      <style:text-properties officeooo:rsid="00357453"/>
    </style:style>
    <style:style style:name="T22" style:family="text">
      <style:text-properties officeooo:rsid="0035af24"/>
    </style:style>
    <style:style style:name="T23" style:family="text">
      <style:text-properties officeooo:rsid="0035caa5"/>
    </style:style>
    <style:style style:name="T24" style:family="text">
      <style:text-properties officeooo:rsid="0036e240"/>
    </style:style>
    <style:style style:name="T25" style:family="text">
      <style:text-properties officeooo:rsid="00371614"/>
    </style:style>
    <style:style style:name="T26" style:family="text">
      <style:text-properties officeooo:rsid="0037dd72"/>
    </style:style>
    <style:style style:name="T27" style:family="text">
      <style:text-properties officeooo:rsid="0038683d"/>
    </style:style>
    <style:style style:name="T28" style:family="text">
      <style:text-properties officeooo:rsid="0038cab9"/>
    </style:style>
    <style:style style:name="T29" style:family="text">
      <style:text-properties officeooo:rsid="0010dad4"/>
    </style:style>
    <style:style style:name="T30" style:family="text">
      <style:text-properties officeooo:rsid="003e47fa"/>
    </style:style>
    <style:style style:name="T31" style:family="text">
      <style:text-properties officeooo:rsid="004001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от и минули десять лет. Долго ль, коротко ль они тянулись не могу судить, так как десять лет спустя это был уже другой я.</text:p>
      <text:p text:style-name="P1">Десять лет назад из меня сделали ниву просвещения и начали возделывать для обращения в полезный обществу член.</text:p>
      <text:p text:style-name="P1">Полагаю, пахари и сеятели от образования, в основном, достигли поставленной цели.</text:p>
      <text:p text:style-name="P1">Я вырос от октябрёнка до комсорга школы. Я понял, что плевать в небо, при наличии всемирного тяготения — бессмысленно.</text:p>
      <text:p text:style-name="P1">И хотя мне не хватало комсомольского задора, чтобы на общешкольном комсомольском собрании <text:span text:style-name="T3">подпевать </text:span>граммофонной записи «Интернационала» в исполнении Академического Большого хора, я твёрдо верил, что СССР — оплот мира во всём мире. Достаточно вспомнить красные флажки с жёлтым голубем.</text:p>
      <text:p text:style-name="P2">И вообще мы самые сильные во всём, а отстаём только в музыке. <text:s/><text:span text:style-name="T1">У Beatles в паре песен больше интересных аккордов, чем во всей советской песенной продукции. Все наши песни в ля-миноре. Вот только зря <text:s/>Beatles в политику полезли. Джон Леннон сказал, будто в Советском Союзе фашизм. Да у нас двадцать миллионов от фашистов погибло. Занимались бы просто музыкой и всё. Но всё равно, Фурцева — сука, что не пустила их с гастролями в Союз. Сама-то послушала, а потом: «извините, наш слушатель вашу музыку не поймёт». А они готовились, даже написали Back To The USSR. </text:span></text:p>
      <text:p text:style-name="P2"><text:span text:style-name="T1">Что касается школьной программы, то х</text:span>имию я <text:span text:style-name="T1">совсем</text:span> не постиг, так же как и алгебру с тригонометрией и ряд прочих предметов, до которых <text:span text:style-name="T1">всё никак </text:span>руки не до<text:span text:style-name="T1">ходи</text:span>ли, но зато был обучен отличать Фамусова от Грибоедова. <text:span text:style-name="T2">Чем плох запас знаний для вступления в светлую жизнь? А что-то менять, дополнять уже поздно. Срок истёк. Близились выпускные экзамены и выпускной вечер. Романтическая встреча выпускников и рассвета нового дня.</text:span></text:p>
      <text:p text:style-name="P3">Но всё это отходило на второй план и заслонялось более важным делом. Мы готовились к конкурсу.</text:p>
      <text:p text:style-name="P3">На этот раз горком комсомола организовывал конкурс на лучший вокально-инструментальный ансамбль. </text:p>
      <text:p text:style-name="P3">Хотите ВИА? Получите ВИА!</text:p>
      <text:p text:style-name="P3">Всю зиму мы делали электрогитары по чертежам из журналов «Радио» и «Юный техник». Задолго до объявленного конкурса.</text:p>
      <text:p text:style-name="P3">Мы экспериментировали с установкой пьезо-элементов на обычные акустические гитары. Звук усиливался, как от засунутого микрофона, но не становился электрогитарным. К тому же, гитары за семь рублей пятьдесят копеек не смотрятся как те — <text:s/>на чёрно-белых фотках девять на тринадцать разных забойных групп с волосами ниже плеч.</text:p>
      <text:p text:style-name="P4">Хочешь гитару с рогатым корпусом? Вырезай из трёхсантиметровой фанеры.</text:p>
      <text:p text:style-name="P4">Больше всего возни с грифами. Те, что мы изготовили по чертежам не строили. Как понять?</text:p>
      <text:p text:style-name="P4">Если дёрнешь гитарную струну прижав её на двенадцатом ладу, а потом её же, но отпущенную, должна звучать одна и та же нота, просто через октаву. У нас звучали неодинаковые ноты. Гитары не строили. Вот что это значит.</text:p>
      <text:p text:style-name="P4">Пришлось ставить грифы от обычных гитар. Головки таких грифов с прорезями для натяжки струн никак не вяжутся с электрогитарным видом. Пришлось их выпиливать, снимать и заменять самодельными сплошными с шестью колышками в один ряд.</text:p>
      <text:p text:style-name="P5">Схемы электрической оснастки гитары паял отец и он же достал экранированный провод в металлической оплётке для подключения гитары в усилитель.</text:p>
      <text:p text:style-name="P5">Без такого провода электрогитары жутко «фонят», то есть издают далёкий от музыки шум.</text:p>
      <text:p text:style-name="P5">Испытания проводились у нас на хате с подключением изделия в древний радиоприёмник. Отец сказал, что без разницы — если заиграет тут, то через усилитель вообще как миленькая будет.</text:p>
      <text:p text:style-name="P5">Больше всего мороки задал звукосниматель. Это такая коробочка с электрокатушками определённого сопротивления; по катушке под каждую струну, по шестьсот витков тонкой как волос медной проволоки на каждую катушку.</text:p>
      <text:p text:style-name="P5">Но вот всё собрано и из радиоприёмника рвутся электрогитарные взвывы нот и <text:soft-page-break/>оглушительно сталистые аккорды. Мы довольны. Отец тоже. Теперь можно всё разбирать, ровнять фанеру наждаком, шпаклевать и снова полировать мелкой шкуркой. Красить пульверизатором.</text:p>
      <text:p text:style-name="P5">Вот они — две красные и одна чёрная (бас-гитара), не такие лощёные как в журнальных картинках, но тоже рогатенькие.</text:p>
      <text:p text:style-name="P6">Вот почему на участие в конкурсе были поданы две заявки: одна от ВИА «Кристалл» при Доме Культуры им. Луначарского, он же Лунатик, и вторая от ВИА «Орфеи» при Клубе завода КПВРЗ.</text:p>
      <text:p text:style-name="P6">Ребята из Лунатика занимались этим делом не первый год, у них имелся электроорган, на котором играл Саша Баша закончивший музшколу по классу фортепиано. Он являлся руководителем их ансамбля, а по совместительству капитаном КВН престижной одиннадцатой школы. <text:s/>Помимо концертов в ДК они ещё играли «халтуры» — то есть музыкальное сопровождение на свадьбах, днях рожденья, вечерах. Две гитары, орган, ударные.</text:p>
      <text:p text:style-name="P6">Нас тоже было четверо, мы ни хрена не рубили в музграмоте, за исключением Чубы, но за нами стоял Клуб.</text:p>
      <text:p text:style-name="P7">Если техническую мощь мы наращивали на хате, то местом повышения уровня музобразования нам служил Клуб. Чубу, опять-таки это не касалось, он имел достаточную образованность по классу баяна. Оттого-то ему легко освоить бас-гитару — её партия совпадает с той, что баянист играет на кнопочках басов под левой рукой.</text:p>
      <text:p text:style-name="P7">Так что на концерт классической гитары, объявленный в Клубе скромной афишкой об исполнителе Звереве от Киевской филармонии, пошли только мы с Владей. <text:s text:c="2"/>Чепе оно тоже незачем — <text:s/>ведь он барабанщик.</text:p>
      <text:p text:style-name="P7">В вестибюле Клуба и на площадке у входа в кинозал оказалось необыкновенно людно. И всё молодёжь. </text:p>
      <text:p text:style-name="P7">Кто бы мог подумать, что на Посёлке так любят гитарную классику! </text:p>
      <text:p text:style-name="P7">Мы толпились у входа, когда <text:span text:style-name="T4">снизу вдоль лестницы и среди нас поднялся шумок, словно порыв ветра налетающий перед грозой:</text:span></text:p>
      <text:p text:style-name="P7">- <text:span text:style-name="T4">Вафлистки! Вафлистки идут!</text:span></text:p>
      <text:p text:style-name="P8">По широкой лестнице с первого этажа подымались две девушки.</text:p>
      <text:p text:style-name="P8">Когда они достигли площадки тут царила полная тишина, но все взгляды были прикованы к ним. Меня поразила молочная чистота кожи на их лицах.</text:p>
      <text:p text:style-name="P8">Окружённые стеной вылупившегося на них молчания, они свернули вправо — в зеркальный зал балетной секции Клуба, где проводился вечер отдыха бурсаков, они же <text:s/><text:span text:style-name="T5">Г</text:span>ПТУ номер четыре.</text:p>
      <text:p text:style-name="P8">А нам с Владей налево, в горстку зрителей-слушателей черноволосого гитариста-лауреата в классическом чёрном костюме и в толстых очках с чёрной оправой.</text:p>
      <text:p text:style-name="P8">Он сидел над нами на сцене с акустической гитарой, объявлял автора муз<text:span text:style-name="T5">ы</text:span>ки и — играл. Но как играл! Непостижимо. Недостижимо.</text:p>
      <text:p text:style-name="P9">После концерта мы с Владей постучали в дверь комнаты, где он укладывал свой классический чёрный костюм в твёрдый чёрный футляр своей гитары. Мы представились как желающие научиться. Что делать? С чего начать?</text:p>
      <text:p text:style-name="P9">И он дал нам бесплатную консультацию. Он достал из под костюма в футляре свой инструмент и показал как и на каких ладах берутся флажколеты. Потом он сложил всё обратно и ушёл на вокзал ехать ещё куда-то на ночь глядя.</text:p>
      <text:p text:style-name="P9">Но напоследок он посоветовал нам найти польские музыкальные журналы. Они сейчас печатают много поп-музыки с указанием аккордов над словами песен. В Конотопе таких журналов не было.</text:p>
      <text:p text:style-name="P9"/>
      <text:p text:style-name="P9">Дав заявку на конкурс мы обратились к директору Клуба, Павлу Митрофановичу. Нам бы усилитель с двумя чёрными колонками от переносного кинопроектора, а то ведь у нас даже ударной установки нет, не говоря уже о месте для репетиций.</text:p>
      <text:p text:style-name="P9"><text:soft-page-break/>Пылая жарко раскраснелым лицом под мелкими завитками натурально купеческих кудряшек, Павел Митрофанович сказал, что для ребят с Посёлка Клуб сделает всё и ещё раз всё.</text:p>
      <text:p text:style-name="P9">Вот что значит обращаться с просьбой в правильно выбранное время.</text:p>
      <text:p text:style-name="P9">Директор распорядился предоставить нам для репетиций комнату Эстрадного ансамбля. Эстрадники во главе со своим руководителем Аксёновым переправили оттуда все инструменты, включая контрабас и саксофон с тромбоном в неизвестном направлении. Сам Аксёнов тоже на какое-то время исчез неизвестно куда.</text:p>
      <text:p text:style-name="P9">В комнате остался лишь тумбовый стол, фортепиано и «кухня» <text:s/>— ударная установка из большого барабана с педалью, хэта, малого барабана и том-тома.</text:p>
      <text:p text:style-name="P10">Чепа часами отрабатывал выбивание бита на «кухне» <text:s/>всеми руками и ногами.</text:p>
      <text:p text:style-name="P10">Как бить бит ему показал Анатолий Мелай, который по весне пришёл из армии, а до призыва на службу играл в Эстрадном ансамбле на трубе.</text:p>
      <text:p text:style-name="P10">Ещё он показал аккорды песни «Жёлтая река» группы Christie. Она в то время держалась в верхних строчках хит-парадов Европы.</text:p>
      <text:p text:style-name="P10">Мы знали об этом из передач радиостанции Радио-Швеция. Она вещала на русском языке один час в неделю, по воскресеньям, и её не глушили — там говорили лишь о рок-музыке и не вели пропаганды.</text:p>
      <text:p text:style-name="P10">Анатолий даже знал слова этой песни на русском:</text:p>
      <text:p text:style-name="P10"><text:tab/><text:tab/><text:span text:style-name="T6">У жёлтой речки гуляли мы,</text:span></text:p>
      <text:p text:style-name="P11"><text:tab/><text:tab/>Вокруг прекрасно цвели цветы,</text:p>
      <text:p text:style-name="P11"><text:tab/><text:tab/>У жёлтой речки моей мечты,</text:p>
      <text:p text:style-name="P11"><text:tab/><text:tab/><text:tab/>Áловерида!</text:p>
      <text:p text:style-name="P10">Дальше шёл неперевéденный припев:</text:p>
      <text:p text:style-name="P10"><text:tab/><text:tab/><text:tab/><text:span text:style-name="T6">Áловерида! Áловерида!</text:span></text:p>
      <text:p text:style-name="P11"><text:tab/><text:tab/><text:tab/>Юзы мамá! Юзы мамá!</text:p>
      <text:p text:style-name="P17">Мы стали готовить её к конкурсу.</text:p>
      <text:p text:style-name="P40">В одну из репетиций мне вдруг дошло, что раз песня про жёлтую реку, то припев должен быть «<text:span text:style-name="T6">Йелоу рива!</text:span>», а не какой-то там «<text:span text:style-name="T7">Áловерида!»</text:span></text:p>
      <text:p text:style-name="P18"><text:span text:style-name="T10">Н</text:span>е зря всё же Алла Иосифовна мне вдалбливала, что London is the capital of Great Britain.</text:p>
      <text:p text:style-name="P18"><text:span text:style-name="T10">А</text:span>натолий крутил носом, но крыть ему было нечем. </text:p>
      <text:p text:style-name="P18">За мой подвиг Чуба позволил мне подпевать ему в припеве терцией:</text:p>
      <text:p text:style-name="P18"><text:tab/><text:tab/><text:tab/><text:span text:style-name="T6">Yellow river! Yellow river! </text:span></text:p>
      <text:p text:style-name="P12"><text:tab/><text:tab/><text:tab/>is in my mind and in my eyes</text:p>
      <text:p text:style-name="P18">Это меня окрылило, поскольку в нашей группе мне досталась нужная, но такая неприметная роль ритм-гитариста. </text:p>
      <text:p text:style-name="P18"/>
      <text:p text:style-name="P18">Вторым номером мы взяли «Перекрась в чёрное» группы Rolling Stones. </text:p>
      <text:p text:style-name="P18">Мы знали как аккорды к ней, знали название, но вместо слов только пабакали:</text:p>
      <text:p text:style-name="P18"><text:tab/><text:tab/><text:tab/><text:span text:style-name="T6">Па-бá-ба пá-ба-ба</text:span></text:p>
      <text:p text:style-name="P13"><text:tab/><text:tab/><text:tab/>Па-бá-ба п<text:span text:style-name="T11">а</text:span>-ба-бá</text:p>
      <text:p text:style-name="P13"><text:tab/><text:tab/><text:tab/>Па-ба-бá</text:p>
      <text:p text:style-name="P19">Однако, <text:s/>зная название, можешь представить о чём песня, а когда известен размер строк, то «что нам стоит дом построить?»</text:p>
      <text:p text:style-name="P19"><text:s text:c="3"/><text:tab/><text:tab/><text:tab/>...<text:span text:style-name="T6">и тучи чёрные на город проливают,</text:span></text:p>
      <text:p text:style-name="P14"><text:tab/><text:tab/><text:tab/>капли дождя темнее даже, чем смола,</text:p>
      <text:p text:style-name="P14"><text:tab/><text:tab/><text:tab/>а лужи чёрные и звёзд не отражают,</text:p>
      <text:p text:style-name="P19"><text:span text:style-name="T6"><text:tab/><text:tab/><text:tab/>ведь даже звёзды все украла с неба мгла</text:span>...</text:p>
      <text:p text:style-name="P19">В фильме «Адвокат дьявола», где Аль Пачино играет сатану она звучит на заключительных титрах. В оригинале, разумеется. </text:p>
      <text:p text:style-name="P19">Но тогда в Голливуде ещё не успели снять этот фильм.</text:p>
      <text:p text:style-name="P19">И, кстати, с «Жёлтой рекой» наша гаражная группа опередила «Весёлых ребят» Буйнова. Они её исполнили аж года через два и у них это стало песней про Карлсона с крыши:</text:p>
      <text:p text:style-name="P19"><text:soft-page-break/><text:tab/><text:tab/><text:tab/><text:span text:style-name="T6">Вот мы слышим,</text:span></text:p>
      <text:p text:style-name="P14"><text:tab/><text:tab/><text:tab/>Вот мы слышим</text:p>
      <text:p text:style-name="P14"><text:tab/><text:tab/><text:tab/>Мотора стук — </text:p>
      <text:p text:style-name="P14"><text:tab/><text:tab/><text:tab/>Весёлый звук.</text:p>
      <text:p text:style-name="P14"><text:tab/><text:tab/><text:tab/>Это с крыши,</text:p>
      <text:p text:style-name="P14"><text:tab/><text:tab/><text:tab/>Прямо с крыши</text:p>
      <text:p text:style-name="P14"><text:tab/><text:tab/><text:tab/>Летит к нам друг,</text:p>
      <text:p text:style-name="P19"><text:span text:style-name="T6"><text:tab/><text:tab/><text:tab/>Наш весёлый друг</text:span>...</text:p>
      <text:p text:style-name="P19">Так из песни про любовь сделали гимн Рембазы.</text:p>
      <text:p text:style-name="P19">Накануне конкурса мы <text:s/>репетировали <text:span text:style-name="T12">днями напролёт</text:span>. <text:span text:style-name="T12">Выходили только пообедать в павильоне «Встреча» на привокзальной площади. Ели там пельмени, запивали бутылкой «Жигулёвского пива» на четверых и мнили себя забойными чуваками, которым по плечу лабать рок.</text:span></text:p>
      <text:p text:style-name="P21">Буквально за день до конкурса группа «Кристалл» из Лунатика нанесли нам превентивный удар. Они играли «халтуру» на выпускном вечере нашего класса.</text:p>
      <text:p text:style-name="P21">Мы предлагали отыграть за бесплатно, а пригласили их.</text:p>
      <text:p text:style-name="P21">В своём отечестве тебя за музыканта не считают!</text:p>
      <text:p text:style-name="P21">Конечно, у них устоявшаяся репутация. Саша Баша со своим музшкольным образованием по классу фортепиано очень грамотно играет на электрооргане — и «семь-сорок», и вальс, и рокэнрол; но всё равно обидно.</text:p>
      <text:p text:style-name="P21"/>
      <text:p text:style-name="P21">Реванш состоялся на конкурсе.</text:p>
      <text:p text:style-name="P21">У нас были скрытые резервы.</text:p>
      <text:p text:style-name="P21">Во-первых, Павел Митрофанович разрешил взять у киномехаников усилитель мощностью в пятьдесят ватт. </text:p>
      <text:p text:style-name="P21">Во-вторых, <text:s/>мы и внешне смотрелись победителями.</text:p>
      <text:p text:style-name="P21">Ну, допустим у тебя электроорган плюс музшкольные навыки, плюс натасканный на «халтурах» коллектив, но кто этим впечатлится, если <text:span text:style-name="T13">в летнем кинотеатре центрального парка...</text:span></text:p>
      <text:p text:style-name="P20">- <text:span text:style-name="T13">А сейчас на сцену приглашаются участники вокально-инструментального ансамбля «Орфеи»!</text:span></text:p>
      <text:p text:style-name="P20"><text:span text:style-name="T13">И выходят четверо парней, у которых все три гитары — с рогами, а сами они, как один — </text:span><text:span text:style-name="T8">в белых брюках</text:span><text:span text:style-name="T13">! </text:span></text:p>
      <text:p text:style-name="P22">Что такое белые брюки в городе Конотопе в 1971 году объяснить невозможно, это ведь было ещё до начала джинсовой цивилизации...</text:p>
      <text:p text:style-name="P22">Откуда белые брюки?</text:p>
      <text:p text:style-name="P22">В Универмаг напротив Главной почты завезли так называемую «парусину» для хозяйственных нужд по рубль двадцать за метр.</text:p>
      <text:p text:style-name="P22">После первой же стирки она превращается в обвисшую серую мешковину, но мы-то вышли нестираными!</text:p>
      <text:p text:style-name="P22">Моя мама сострочила эти брюки, всем четверым, на своей швейной машинке за два дня до выступления.</text:p>
      <text:p text:style-name="P22">Тогда в брючную моду, на смену широкому поясу на талии, <text:span text:style-name="T14">вошло отсутствие всякого пояса и приспущенность <text:s text:c="2"/>на бёдра. На одни брюки достаточно метр и десять сантиметров парусины.</text:span></text:p>
      <text:p text:style-name="P23">Правда, на «Жёлтой речке» я лажанулся.</text:p>
      <text:p text:style-name="P23">Чуба и на репетициях морщился на мою терцию в припеве, а на последней распевке перед выходом на сцену вообще за голову схватился.</text:p>
      <text:p text:style-name="P23">Так что в момент, когда нам следовало на пару орать в один микрофон «<text:span text:style-name="T6">Yellow river! Yellow river!</text:span>», я только лишь разевал рот, но не издавал ни звука. Как при исполнении «Интернационала» на общешкольном комсомольском собрании, или изображая песню «Иерихон» в КВН.</text:p>
      <text:p text:style-name="P23">Чуба делал круглы глаза, что я его оставил без терции, но это не помогло.</text:p>
      <text:p text:style-name="P23"><text:soft-page-break/>«Орфеи» одержали убедительную победу, но на моём вокализе был поставлен окончательный крест.</text:p>
      <text:p text:style-name="P24">Да, мы смогли. <text:s/>Мы сделали это! Однако, нужно жить дальше...</text:p>
      <text:p text:style-name="P24">«Куда ж нам плыть?» поэтически вопрошал ещё Пушкин, а Чернышевский перефразировал этот вопрос в прозу: «Что делать?»</text:p>
      <text:p text:style-name="P24"><text:tab/><text:tab/><text:span text:style-name="T6">Вот и всё — </text:span></text:p>
      <text:p text:style-name="P15"><text:tab/><text:tab/>Конец мечтам.</text:p>
      <text:p text:style-name="P15"><text:tab/><text:tab/>И теперь</text:p>
      <text:p text:style-name="P15"><text:tab/><text:tab/>Ты в жизни сам</text:p>
      <text:p text:style-name="P15"><text:tab/><text:tab/>Ответы все найди</text:p>
      <text:p text:style-name="P15"><text:tab/><text:tab/>К счастью</text:p>
      <text:p text:style-name="P15"><text:tab/><text:tab/>Своему приди.</text:p>
      <text:p text:style-name="P24"><text:tab/><text:tab/><text:tab/><text:tab/>(муз. В. Сакуна, сл. С. Огольцова)</text:p>
      <text:p text:style-name="P24">Я попробовал поискать счастья в Киевском государственном университете им. Т. Шевченко и отвёз туда документы на отделение английского языка.</text:p>
      <text:p text:style-name="P24">Неимоверная, конечно, наглость при моём запасе знаний — пара вызубренных таблиц в конце учебников английского языка для средней школы.</text:p>
      <text:p text:style-name="P24">Но смелость вознаграждается и весь долгий путь от Конотопа до Киева — четыре часа электричкой — я проделал на одной скамье с Ириной Кондратенко, самой красивой девушкой нашего класса.</text:p>
      <text:p text:style-name="P24">С её длинными чёрными волосами и чёрными глазами <text:span text:style-name="T15">она была настолько красива, что я в жизни б не осмелился к ней подойти — ясно ведь, что бесполезно. А тут четыре часа совместной езды и бесконечного разговора.</text:span></text:p>
      <text:p text:style-name="P26">Она тоже ехала в Киев куда-то поступать и жить у родственников. Она же и подсказала на каком трамвае ехать от вокзала до университета.</text:p>
      <text:p text:style-name="P26">Там оказались очень высокие потолки, сразу видно — тут дают высшее образование.</text:p>
      <text:p text:style-name="P26">В деканате у меня приняли аттестат о среднем образовании и справку, что я здоров, и направили в студенческое общежитие, куда пришлось очень долго ехать троллейбусом.</text:p>
      <text:p text:style-name="P26">У заведующей, или дежурной по общежитию, что выдавала мне постельное бельё в обмен на мой паспорт, оказались расистские замашки.</text:p>
      <text:p text:style-name="P26">При мне в её кабинет, или склад, зашли пара молодых северных вьетнамцев с просьбой о клеёнке для стола в их комнате. А она в ответ:</text:p>
      <text:p text:style-name="P26">- Какую тебе ещё «килиёнку»? Сам ты «килиёнка»! Иди отсюда!</text:p>
      <text:p text:style-name="P26">И они ушли, такие щуплые на фоне этой дебелой украинской расистки.</text:p>
      <text:p text:style-name="P26">Интересно, сама бы она смогла выговорить «клеёнку» на вьетнамском?</text:p>
      <text:p text:style-name="P26">Хотя нельзя не стоит спешить с умозаключениями без достаточного знания обстоятельств.</text:p>
      <text:p text:style-name="P26">Может это и не расизм был вовсе. Может они зашли к ней за пятой по счёту клеёнкой в один и тот же день.</text:p>
      <text:p text:style-name="P26">В одной комнате со мною оказался абитури<text:span text:style-name="T16">е</text:span>нт, который <text:s/><text:span text:style-name="T16"><text:s/></text:span>поступал <text:span text:style-name="T16">куда и я, но после службы в армии.</text:span></text:p>
      <text:p text:style-name="P27">На следующий день мы с ним поехали в университет на ознакомительно-подготовительную лекцию. Он там так бойко переговаривался с преподавателем, что я почувствовал себя как на областной олимпиаде по физике в Сумах — все всё знают и друг друга понимают, один только я пень пнём.</text:p>
      <text:p text:style-name="P27">Вот почему после лекции я пошёл в деканат и забрал сданные документы. Не помню что я им там врал. Трудно ведь сказать правду: я — струсил. Поднял лапки вверх даже не попытавшись.</text:p>
      <text:p text:style-name="P27">Пока я ехал в общежитие за паспортом, полил такой ливень, что местами троллейбусу приходилось от остановки до остановки переправляться вплавь. Дождь смоет все следы...</text:p>
      <text:p text:style-name="P27">Четыре часа в электричке до Конотопа я провёл молча — трусам не полагаются Ирины Кондратенки.</text:p>
      <text:p text:style-name="P25"/>
      <text:p text:style-name="P28"><text:soft-page-break/>В Конотопе глубокие вопросы решаются с ходу.</text:p>
      <text:p text:style-name="P28">Куда?</text:p>
      <text:p text:style-name="P28">Да, туда ж, куда и все.</text:p>
      <text:p text:style-name="P28">Чепа уже два года как проучился в железнодорожном техникуме над Путепроводом. Владя и Чуба сдали свои документы для поступления туда же. Вопрос «куда?» решился до меня — мне оставалось только стать абитуриентом Конотопского техникума железнодорожного транспорта.</text:p>
      <text:p text:style-name="P28">Даже Анатолий Мелай оказался там же. Он туда пристроился на непонятную должность лаборанта, но до начала учебного года ходил по коридорам в синей спецовке и занимался электропроводкой в промежутках между пением.</text:p>
      <text:p text:style-name="P28">Анатолий оказался фанатом «Песняров», которые недавно на концерте в Кремлёвском зале сделали песню «Тёмная ночь». <text:span text:style-name="T17">Прикинь! В первом ряду верхушка Политбюро: Брежнев, Суслов, там, Подгорный, а они со сцены врубают электрогитарный проигрыш на всю, с ревером... Ну, и вокал, конечно, у них охренéнный — на четыре голоса:</text:span></text:p>
      <text:p text:style-name="P28"><text:span text:style-name="T6"><text:tab/><text:tab/><text:tab/></text:span><text:span text:style-name="T9">Тёмная ночь разделяет, любимая, нас</text:span><text:span text:style-name="T17">...</text:span></text:p>
      <text:p text:style-name="P29">И Анатолий, запрокинув своё лицо в оспинках от давно исчезнувших прыщей, поёт на весьь коридор один из тех четырёх голосов.</text:p>
      <text:p text:style-name="P29">А почему не петь? Лето, занятий нет, экзамены ещё не начинались, а на нём спецовка:</text:p>
      <text:p text:style-name="P29"><text:tab/><text:tab/><text:tab/><text:span text:style-name="T6">Скрыпять мое лапти,</text:span></text:p>
      <text:p text:style-name="P16"><text:tab/><text:tab/><text:tab/>Як иду до тэбэ!</text:p>
      <text:p text:style-name="P29">Он обещал замолвить слово экзаменаторам, но в техникум поступила лишь треть Орфеев-абитуриентов — Чуба и Владя отсеялись и поступили на завод КПВРЗ.</text:p>
      <text:p text:style-name="P29"/>
      <text:p text:style-name="P29">В начале августа мы сделали директору Клуба, Павлу Митрофановичу, предложение, от которого он не смог отказаться. <text:s/>Мы будем играть на танцах в Парке КПВРЗ. Бесплатно.</text:p>
      <text:p text:style-name="P29"/>
      <text:p text:style-name="P29">В каждом из трёх парков города Конотопа — центральном, привокзальном, заводском — есть танцплощадка. Все три устроены совершенно одинаково метровой высоты сцена внутри оркестровой раковины, а перед нею круглая бетонированная площадь, окольцованная двухметровым забором из <text:span text:style-name="T18">вертикально стоящих </text:span>труб; <text:span text:style-name="T18">диаметрально напротив сцены — входная калитка опять же из вертикально-трубчатой решётки.</text:span></text:p>
      <text:p text:style-name="P30">Даже и покрашены все три ограды были одной и той же серой серебрянкой. <text:s/>Отличие лишь в том, что на ограде в центральном парке краска не <text:span text:style-name="T19">так сильно</text:span> облуп<text:span text:style-name="T19">лена</text:span>.</text:p>
      <text:p text:style-name="P31">Моя мама вспоминала, что в её молодости летом на сцене танцплощадки играл духовой оркестр.</text:p>
      <text:p text:style-name="P31">Потом всё как-то заглохло и вместо вальсирования молодые конотопчане в тёплое время года стали ходить кругами по аллеям площади Мира заплёванным шелухой от семечек.</text:p>
      <text:p text:style-name="P31"/>
      <text:p text:style-name="P31">И вот настало августовское воскресенье, когда танцплощадка в заводском Парке вышла, наконец, из комы. Оковы ржавой цепи с висячим замком на входе — рухнули, и мы потянули к сцене возок на резиновом ходу.</text:p>
      <text:p text:style-name="P31">Обычно этим возком киномеханики перевозили из Клуба в Парк цилиндрические жестяные коробки с катушками кинолент для сеанса в летнем кинотеатре.</text:p>
      <text:p text:style-name="P31">На этот раз он был загружен усилителями и колонками динамиков. Мы начали устанавливать и собирать аппаратуру. Подключать и пробовать гитары взбряком аккорда, пробежкой по струнам баса.</text:p>
      <text:p text:style-name="P31">Короткое эхо приносило эти бздыни обратно от многоквартирной двухэтажки за забором Парка. Оттуда же сбежалась околопарковая пацанва и, не решаясь войти в круг танцплощадки, стала скапливаться за трубным ограждением.</text:p>
      <text:p text:style-name="P31">Вот напыщенно важный Чепа устанавливает «кухню» ударника, бухает педальной колотушкой, бряцает по хэту. Пробуется микрофон:</text:p>
      <text:p text:style-name="P31">- Ряссь! Ряссь-два!..</text:p>
      <text:p text:style-name="P32"><text:soft-page-break/>Чепа задаёт темп сухим стуком палочки о палочку. Раз-два. Раз-два-три-четыре!</text:p>
      <text:p text:style-name="P32">Погнааали!</text:p>
      <text:p text:style-name="P32">Так вершилась смена эпох в одном, отдельно взятом Парке.</text:p>
      <text:p text:style-name="P32">Пацаны, видя, что калитка без охраны, потихоньку втягиваются внутрь, но всё равно держатся поближе к трубам, лишь пара безнадзорных дошколят бегают туда-сюда.</text:p>
      <text:p text:style-name="P32">Зашли три девушки и сели на лавочку без спинки из тех, что стоят под оградой.</text:p>
      <text:p text:style-name="P32">Зашла какая-то парочка. Наверное, укромную скамейку уже заняли до них. Вот ещё одна. Тут есть где посидеть.</text:p>
      <text:p text:style-name="P32">Танцев в первый вечер не было. Мы играли для себя. Потом перевезли аппаратуру и инструменты в кассу кинотеатра на первом этаже кинобудки.</text:p>
      <text:p text:style-name="P32">То же самое повторилось и в среду. Да! В среду! Мы играем трижды в неделю — среда, суббота, воскресенье.</text:p>
      <text:p text:style-name="P32">В субботу, за полчаса до начала в аллеях Парка уже необычно людно.</text:p>
      <text:p text:style-name="P32">На простор танцплощадки заходит Витя Батрак, он же Раб, со свитой своих парней с площади Мира.</text:p>
      <text:p text:style-name="P32">Широкие кудри каштановых волос рассыпаны по плечам шёлковой <text:s text:c="2"/>рубахи цвета пиратского флага. Манжеты длинных рукавов — нараспашку. Воротник — тоже, аж до солнечного сплетения.</text:p>
      <text:p text:style-name="P32">Он затевает картинный спор с кем-то из парней по поводу противоударности своих часов на широком <text:span text:style-name="T20">ремешке</text:span>. <text:span text:style-name="T20">Ремешок расстёгивается, часы подбрасываются высоко в воздух и хряпаются на бетон площадки. Парни собираются вокруг удостовериться — вдрызг или как?</text:span></text:p>
      <text:p text:style-name="P33">Тем временем, через калитку начинает вливаться поток молодых людей обоего пола.</text:p>
      <text:p text:style-name="P33">Всё. Город поверил, что в Парке КПВРЗ играют танцы.</text:p>
      <text:p text:style-name="P33">В воскресенье танцуют — все. Кружкáми.</text:p>
      <text:p text:style-name="P33">Кружок из десяти-пятнадцати танцоров вокруг двух-трёх сумочек положенных на бетон. Каждый кружок танцует по-своему.</text:p>
      <text:p text:style-name="P33">Сверху хорошо видно. Те вон твистуют. Эти, типа, изображают конькобежцев на длинную дистанцию — плывут, сцепив руки за спину. <text:s/>А там до сих пор ещё лишь «семь-сорок» ногами выписывают. Иногда в отдельных кружках визжат или вскрикивают.</text:p>
      <text:p text:style-name="P33">В следующую субботу у входа на танцплощадку возникла тётя Шура контролёр, в своём вечном шлёме-платке, и заворачивает всех в сторону кассы летнего кинотеатра. Вход пятьдесят копеек.</text:p>
      <text:p text:style-name="P34">Мы с Владей подходим к тёте Шуре. Мы возмущены. Что за дела? Мы ж за бесплатно!</text:p>
      <text:p text:style-name="P34">Тётя Шура невозмутима. Приказ директора.</text:p>
      <text:p text:style-name="P34">Владя, белея в сумерках своей водолазкой с коротким рукавом, <text:s/>кричит всем подходящим от лестницы Путепровода, чтоб заходили так — танцы бесплатно!</text:p>
      <text:p text:style-name="P34">На него не обращают внимания и послушно бредут покупать билеты. Так же как все...</text:p>
      <text:p text:style-name="P34">Если людей столько лет продержать без даже духового оркестра, они готовы заплатить пятьдесят копеек за пустой кинобилет, на котором напечатано «35 коп.»</text:p>
      <text:p text:style-name="P34">Когда мы убирали аппаратуру, кассирша нам сказала, что продала <text:s/>пятьсот билетов.</text:p>
      <text:p text:style-name="P34">На следующий день Павел Митрофанович распорядился убрать с танцплощадки все лавочки — так больше влезет.</text:p>
      <text:p text:style-name="P34">На верно, и впрямь у него купеческие гены.</text:p>
      <text:p text:style-name="P34"/>
      <text:p text:style-name="P34">Что мы играли?</text:p>
      <text:p text:style-name="P34">В основном инструменталки, как на той пластинке «Поющих гитар». Пели пару тех конкурсных песен, уже без меня.</text:p>
      <text:p text:style-name="P34">Иногда, по просьбе публики, Квэк выходил к микрофону заделать «Шыз-гары!»</text:p>
      <text:p text:style-name="P34">Он классно смотрелся со своими длинными блондинными патлами и усиками альбиносового цвета. Вот только долго заставлял себя уламывать, но зато потом...</text:p>
      <text:p text:style-name="P34">- Шыз-гары!</text:p>
      <text:p text:style-name="P34">И слитный вопль из нескольких сот глоток:</text:p>
      <text:p text:style-name="P34"><text:soft-page-break/>- Вааааааааааааа!..</text:p>
      <text:p text:style-name="P34"/>
      <text:p text:style-name="P34">Ты не слыхала эту песню? Конечно, слышала и не раз, просто без слов. Её любят вставлять в телерекламу всякой женской <text:span text:style-name="T21">атрибутики.</text:span></text:p>
      <text:p text:style-name="P36">А тогда голландская группа Shocking Blue, <text:span text:style-name="T22">практически, </text:span>с <text:span text:style-name="T22">одной </text:span>этой своей <text:span text:style-name="T22">песней </text:span>Venus объездила весь мир и стала группой года, <text:span text:style-name="T22">чего никто не ожидал, а они и того меньше.</text:span></text:p>
      <text:p text:style-name="P37">Я согласен, что они пели:</text:p>
      <text:p text:style-name="P37">- She's goddess!</text:p>
      <text:p text:style-name="P37">Но «килиёночное» произношение Квэка никому не мешало балдеть по полной и вопить:</text:p>
      <text:p text:style-name="P35">- Вааааааааааааа!..</text:p>
      <text:p text:style-name="P37">То есть, я хочу сказать, что настоящее высокое искусство находит путь к массам и отклик в их сердцах несмотря на любой акцент.</text:p>
      <text:p text:style-name="P35">- Шыз-гары!</text:p>
      <text:p text:style-name="P35"/>
      <text:p text:style-name="P37">А массы всё уплотнялись.</text:p>
      <text:p text:style-name="P37">Когда посреди танцевального вечера мы объявляли небольшой перерыв, <text:s/>мне приходилосьь долго проталкиваться к выходу, чтобы по боковой аллее сходить в длинную дощатую будку белёную известью, с буквами «М» и «Ж».</text:p>
      <text:p text:style-name="P37">И — снова на сцену, где уже начинает побухивать бас в полутораметровой колонке из летнего кинотеатра, за которой Чепины подружки и подружки Чепиных подружек складывали свои сумочки.</text:p>
      <text:p text:style-name="P37">Да, из нашей «богемы» именно он имел наиболее бешеный успех. И что только девушки находят в этих барабанщиках?</text:p>
      <text:p text:style-name="P37">Я, например, всего один раз проводил блондинку Ирину.</text:p>
      <text:p text:style-name="P37">Не знаю кто из нас быстрее охладел — она ли, что столько приходится меня ждать пока уберём аппаратуру, или я — из-за <text:span text:style-name="T23">того, что она жила на Загребелье.</text:span></text:p>
      <text:p text:style-name="P38">Потом её подхватил Анатолий Мелай, так он вообще на такси провожался. Довезёт до калитки, выйдет с ней и просит шофёра:</text:p>
      <text:p text:style-name="P38">- Шеф, когда ещё рубль настучит, ты посигналь.</text:p>
      <text:p text:style-name="P38">Потому что Загребелье — суровый край для влюблённых.</text:p>
      <text:p text:style-name="P38">Ну, ещё там один раз ко мне подходил Коля Певрый, который меня в школе зашугивал, когда я был семиклассником. Довёл до того, что я вычислять начал сколько мне ещё терпеть покуда он уйдёт в ГПТУ после восьмого.</text:p>
      <text:p text:style-name="P38">А теперь с полным уважением попросил выйти к его однокласснице Вале, которая тоже была на год старше меня. Она куда-то уезжает на операцию от врождённого порока сердца, хочет со мной поговорить.</text:p>
      <text:p text:style-name="P38">Вышел я в перерыве, постоял с ней рядом, помолчали, она повздыхала — тут и перерыв кончился. Романтическое свидание.</text:p>
      <text:p text:style-name="P38"/>
      <text:p text:style-name="P38">Как мы играли?</text:p>
      <text:p text:style-name="P38">Могу ответить одним словом:</text:p>
      <text:p text:style-name="P38"><text:tab/><text:tab/><text:tab/><text:tab/><text:tab/>ГРОМКО!</text:p>
      <text:p text:style-name="P38">О, бедные жильцы многоквартирной двухэтажки за забором Парка!</text:p>
      <text:p text:style-name="P38"/>
      <text:p text:style-name="P44"><text:span text:style-name="T26">В начале третьего тысячелетия к</text:span>ороль Испании <text:span text:style-name="T27">попросил у евреев прощения, что</text:span> пятьсот лет <text:span text:style-name="T27">назад их прародителей</text:span> депорт<text:span text:style-name="T27">ировали</text:span> с земли испанской. Лучше позже, чем никогда.</text:p>
      <text:p text:style-name="P38">Простите нас, <text:span text:style-name="T27">глушимые </text:span>жильцы! Мы больше не будем!</text:p>
      <text:p text:style-name="P38"/>
      <text:p text:style-name="P39">Но жизнь Клуба не зациклилась на одних лишь танцах.</text:p>
      <text:p text:style-name="P39">Снова вынырнул руководитель Эстрадного ансамбля белобрысый саксофонист Аксёнов и интегрировал нас в свой коллектив для сопровождения певицы Жанны Парасюк в концертах художественной самодеятельности.</text:p>
      <text:p text:style-name="P39"><text:soft-page-break/>Одна из репетиций проходила в летнем кинотеатре Парка. Мы работали на сцене с отдёрнутым экраном — сезон кинопоказа под открытым небом был на исходе. Зал пуст. Песня в ля-минорчике:</text:p>
      <text:p text:style-name="P39"><text:span text:style-name="T6"><text:tab/><text:tab/><text:tab/>Потолок ледяной, дверь скрипучая.</text:span>..</text:p>
      <text:p text:style-name="P39">Сумерки густеют.</text:p>
      <text:p text:style-name="P39">И тут от тоннельного входа под кинобудкой заходят две девушки и пацан с ними.</text:p>
      <text:p text:style-name="P39">Зашли, так зашли. Кому мешают? Сели где-то в пятом ряду от сцены. </text:p>
      <text:p text:style-name="P39">Одна темноволосая, но толстая.</text:p>
      <text:p text:style-name="P39"><text:s/>Вторая — то, что надо, в мини-юбке, жилетка клетчатая. Волосы волнистые, в короткой стрижке; жёлтые — видно, что крашенные.</text:p>
      <text:p text:style-name="P39">И так спокойно, не таясь, достаёт из жилетки пачку сигарет и — закуривает. Чепины подружки всегда как-то прячутся, оглядываются, а тут...</text:p>
      <text:p text:style-name="P39">Они сидят. Мы репетируем. Она что-то своей толстушке-подружке говорит. Уже потом я узнал, что это она ей про меня сказала:</text:p>
      <text:p text:style-name="P39">- Этого я забила. Спорим — мой будет?</text:p>
      <text:p text:style-name="P39">Отыграли, вобщем, и тот малолетка ко мне на сцену подходит:</text:p>
      <text:p text:style-name="P39">- Вон та девушка хочет с тобой поговорить.</text:p>
      <text:p text:style-name="P39">Через минуту я уже рядом с ними — Оля, Света — а через полчаса провожаю.</text:p>
      <text:p text:style-name="P39">Недалеко, метров двести от Парка, <text:span text:style-name="T24">третий переулок улицы Будённого, не доходя до Болота.</text:span></text:p>
      <text:p text:style-name="P41">А Чепа с Квэком тоже увязались. Непонятно <text:span text:style-name="T25">как-то;</text:span> подружка одна, а их — двое.</text:p>
      <text:p text:style-name="P42">Кто кого провожает?</text:p>
      <text:p text:style-name="P42">Как свернули в переулок, Света «пока-пока» и — в калитку своей хаты. Я провожаю Ольгу до следующей; она сказала, что там живёт; а Чепа с Квэком не отстают, ещё и в наш с ней разговор реплики вставляют.</text:p>
      <text:p text:style-name="P42">И только когда мы с ней начали целоваться, им дошло, что тут не светит. <text:s/>Перешли к противоположному забору, помочились на него под фонарём — богема, блин! — и ушли не солоно хлебавши. Как будто не могли до Будённого дотерпеть.</text:p>
      <text:p text:style-name="P42">Откуда Квэк на репетиции взялся? Так ведь солистка Жанна Парасюк его сестра родная.</text:p>
      <text:p text:style-name="P42"/>
      <text:p text:style-name="P42">Концерты художественной самодеятельности проходили не только в Клубе. Иногда из вывозили в разные сёла конотопского района, на заводском автобусе марки ПАЗ.</text:p>
      <text:p text:style-name="P42">Именно для одного из таких концертов и репетировался ледяной потолок со скрипучей дверью.</text:p>
      <text:p text:style-name="P42">Поскольку автобус не резиновый, везти с собой аппаратуру не получается, также некуда грузить маловозрастных снежинок из балетной студии.</text:p>
      <text:p text:style-name="P42"><text:s/>Один «гопак», один молдаванский «жок» в дуэтном варианте под баян Аиды. Потом она передаёт инструмент Чубе для использования в составе эстрадного ансамбля.</text:p>
      <text:p text:style-name="P42">У меня в ансамбле роль ритм-гитариста, но на простой, акустической. </text:p>
      <text:p text:style-name="P42">Владю Аксёнов не задействовал — вместо соло-гитары у него свой саксофон.</text:p>
      <text:p text:style-name="P42">Ну, а Чепа как был ударником, так и остался; просто «кухня» у него в скелетном составе — из трёх предметов для битья палочками.</text:p>
      <text:p text:style-name="P43">Мурашковский — общепризнанный гвоздь программы; то песни поёт, то «гуморески» рассказывает.</text:p>
      <text:p text:style-name="P43">Автор Павло Глазовой на тему «про меня и про моего кума». То как мы штангу футбольных ворот головой сносим, то на мотоцикле в быка врезаемся, а он нас через дуб перебрасывает. Публике нравится — смеются и хлопают.</text:p>
      <text:p text:style-name="P43">Потом на сцену опять выходит солистка Жанна и мы — музыкальное сопровождение.</text:p>
      <text:p text:style-name="P43">Чепа задаёт темп, мы вступаем и я чувствую, что гитарные струны у меня под пальцами совсем ослаблены. Это Аксёнов во время «гуморески», а может «гопака», гитару раскрутил для смеху. Хохмач толстощёкий.</text:p>
      <text:p text:style-name="P43">Ну, ладно; Чуба с Чепой гармонию и ритм восполняют, а я, типа, живая декорация — медиатором по струнам бью, но струны не прижимаю, чтоб звука не было.</text:p>
      <text:p text:style-name="P43"><text:soft-page-break/>В заключение концерта <text:span text:style-name="T25">—</text:span> «под занавес» <text:span text:style-name="T25">—</text:span> Мурашковский, как всегда, <text:s/>выдаёт свою главную «бомбу» <text:span text:style-name="T25">— </text:span>гумореска про примака и тёщу.</text:p>
      <text:p text:style-name="P43"/>
      <text:p text:style-name="P43">В те времена слово «тёща» было самым магическим заклинанием артистов-юмористов. Стоило человеку со сцены произнести — тёща! — и зал от хохота покатом ложился.</text:p>
      <text:p text:style-name="P43">Нынче-то население поизощрённей стало, избаловано юмором; теперь актёру комедийного <text:span text:style-name="T27">жанра</text:span> надо поднапрячься и громко крикнуть в микрофон — жопа! <text:span text:style-name="T25">— </text:span>а то ведь им и не дойдёт, что пора смеяться.</text:p>
      <text:p text:style-name="P43">Ладно, идём обратно на концерт в сельском клубе начала семидесятых.</text:p>
      <text:p text:style-name="P28"/>
      <text:p text:style-name="P47">Значит, Мурашковский от задней двери с воплями несётся через весь небольшой зал к сцене. В руках у него футляр от баяна, типа как чемодан с личными пожитками.</text:p>
      <text:p text:style-name="P47">Взбирается на сцену и начинает рассказывать гумореску о горькой доле примака.</text:p>
      <text:p text:style-name="P47">Как его жена и тёща сдали в милицию на пятнадцать суток, чтоб спасти от запоя. За это время он приготовил план мести.</text:p>
      <text:p text:style-name="P47">Вернувшись после отсидки к месту жительства, он <text:s/><text:span text:style-name="T26">— </text:span>так, между прочим <text:span text:style-name="T26">— </text:span>извещает, что в погребе развалилась бочка с огурцами.</text:p>
      <text:p text:style-name="P47">(Зал оживляется и начинает гыкать.)</text:p>
      <text:p text:style-name="P47">Жена с тёщей всполошились и на перегонки спускаются в погреб по приставной лестнице. Примак сверху зачитывает доктрину ветхого завета «око за око» <text:span text:style-name="T26">—</text:span> вы меня посадили, теперь я вас приговариваю к пятнадцати суткам <text:span text:style-name="T26">— </text:span>с разгону хряскает крышкой погреба.</text:p>
      <text:p text:style-name="P47">(В зале ликующий гогот.)</text:p>
      <text:p text:style-name="P47">Примак через день спускает в погреб передачу на верёвочке.</text:p>
      <text:p text:style-name="P47">(Децибелы хохота докатываются до соседнего села. Зрители с особенно ярким воображением уже не могут смеяться — просто дёргают головой с судорожно раскрытым ртом, глаза зажмурены и истекают слезами, которые нечем утирать — руки, стиснутые в кулаки стучат по спинке сиденья в переднем ряду.)</text:p>
      <text:p text:style-name="P47">Через четыре дня вызванная кем-то из сельчан милиция освобождает узниц, а примак получает ещё пятнадцать суток.</text:p>
      <text:p text:style-name="P47">(Зал изнемогает от пароксизмов.)</text:p>
      <text:p text:style-name="P47">Мурашковский выдаёт заключительную строку, как тореадор добивающий быка:</text:p>
      <text:p text:style-name="P47">- Всё — ухожу! Но вашу хату не сожгу, хотя и мог бы!</text:p>
      <text:p text:style-name="P47">Обычно на эту фразу зал реагирует прощальным взрывом хохота, способным вынести окна и двери вместе с рамами.</text:p>
      <text:p text:style-name="P47">Мурашковский изготавливается делать поклон на общую овацию и...</text:p>
      <text:p text:style-name="P47">Тишина.</text:p>
      <text:p text:style-name="P47">Абсолютная тишина.</text:p>
      <text:p text:style-name="P47">Ни звука.</text:p>
      <text:p text:style-name="P47">Все замерли как <text:span text:style-name="T28">экспонаты в театре восковых фигур мадам Тюссо.</text:span></text:p>
      <text:p text:style-name="P48">Лишь где-то в семнадцатом ряду негромко шлёпается в пол запоздавшая слезинка, выхохотанная всего пару секунд назад.</text:p>
      <text:p text:style-name="P48">Потом начинают поскрипывать спинки сидений. Председатель сельсовета подымается на сцену со скомканным словом благодарности за шефский концерт.</text:p>
      <text:p text:style-name="P48">Зрители уныло расходятся. За кулисами Мурашковский бьётся в истерике. Его не знают как унять.</text:p>
      <text:p text:style-name="P48">Инструменты и костюмы в рекордный срок загружены в автобус. Все садятся в комнате завклуба за обычное благодарственное угощенье — хлеб, сало, огурцы, самогон.</text:p>
      <text:p text:style-name="P48">После первого стакана председатель сельсовета приносит неловкое извинение Мурашковскому:</text:p>
      <text:p text:style-name="P48">- Ну, тут... те<text:span text:style-name="T29">є... </text:span>у нас на селе три хаты сгорели... никак не найдут кто...</text:p>
      <text:p text:style-name="P48">Директор Клуба, Павел Митрофанович, всё более краснея лицом, прослеживает, чтоб водитель автобуса не пил более двух стаканов и после третьего мы выезжаем в ночь.</text:p>
      <text:p text:style-name="P49"><text:soft-page-break/>Меня в ту пору ещё передёргивало от вкуса самогонки, поэтому те пара глотков, заеденные хлебом с салом, быстро выветриваются.</text:p>
      <text:p text:style-name="P49">Я смотрю в непроглядную ночь за оконным стеклом. Водитель всю душу вкладывает в скорость и давит педаль газа до самого пола.</text:p>
      <text:p text:style-name="P49">Мы несёмся. Несёмся по мягким грунтовым дорогам района. Свет фар выхватывает из темноты мелькающие мимо ветки придорожных деревьев. Порой промелькивают хаты сёл.</text:p>
      <text:p text:style-name="P49">Вон у одной из хат хлопец и девушка. Провожаются. Смотрят на пролетающий автобус. Думают: живут же люди! В городе живут. Завидуют мне. Странно, но я завидую им. Провожаются. Мне тоже хочется вот так же. В тёмной украинской ночи. Но у меня ведь есть Ольга. В её переулке такая же ночь. А всё равно завидую тому хлопцу. Странно.</text:p>
      <text:p text:style-name="P49"/>
      <text:p text:style-name="P49">Целоваться Ольга умела и любила, не зря же у неё такие чувственные губы.</text:p>
      <text:p text:style-name="P50">Горьковатый привкус горелого табака в её дыхании меня не слишком отвлекал. Да и потом, на следующем провожании до калитки она поделилась со мной сигаретой. Я опасливо попробовал, но прошло без эксцессов, а дальше и сам втянулся.</text:p>
      <text:p text:style-name="P50">В хате, до которой я её провожал, жила её тётка. Ольга приехала к ней на лето, погостить.</text:p>
      <text:p text:style-name="P50">Сама она из Феодосии, там у неё мама и старшая сестра.</text:p>
      <text:p text:style-name="P50">Отец погиб, когда ей было двенадцать лет. Несчастный случай на тракторе. Она его так любила, что иногда ходила ночью на кладбище — плакать арматурного памятника с табличкой «Абрам Косьменко». <text:span text:style-name="T30">Блатное имя — да? Но о</text:span>н не еврей, просто имя такое.</text:p>
      <text:p text:style-name="P50">Мать привела отчима, <text:span text:style-name="T30">только</text:span> они не распис<text:span text:style-name="T30">аны</text:span>. Музыкант, на ударнике стучит. Один раз Ольга лежала на диване с температурой, телевизор смотрела. Он сел в ногах и краем её одеяла укрыл свои колени. Мать как увидела, так орала!</text:p>
      <text:p text:style-name="P51">Потом она занялась лёгкой атлетикой. Бег на сто метров. Тренер говорил, что у неё хорошие данные. Их возили в Симферополь на соревнования. Перед забегом тренер заставлял всех съесть по целому лимону. Без сахара. Говорил: «Прямо — в кровь!»</text:p>
      <text:p text:style-name="P51">Так, между поцелуями, мы всё ближе узнавали друг друга.</text:p>
      <text:p text:style-name="P51"/>
      <text:p text:style-name="P51">После того концерта Чепа, Владя и я поехали на Сейм с ночёвкой.</text:p>
      <text:p text:style-name="P51">Мы с Чепой вечерней электричкой привезли с собой большой виниловый мешок. Его отец достал в Рембазе. Там это упаковка от каких-то вертолётных частей. Такой большой мешок — целая палатка на троих.</text:p>
      <text:p text:style-name="P51">Ещё мы привезли гитару, а потом приехал Владя на своём мопеде «Рига-4» и привёз ужин.</text:p>
      <text:p text:style-name="P51">Мешок-палатку мы поставили на заросшей ивняком песчаной косе, недалеко от железнодорожного моста.</text:p>
      <text:p text:style-name="P51">Стемнело. Мы развели костёр. Поужинали. Правда, Владя привёз слишком много зáкуси — больше разбросали, чем съели. Ничего, утром опять сгоняет в город, подвезёт жратвы.</text:p>
      <text:p text:style-name="P51">Владя начал играть на гитаре проигрыши из разных рокэнролов. Над водой гитара звучит улётно. Вобщем, чётко звучит.</text:p>
      <text:p text:style-name="P51">Одному рыбаку, что заякорил свою плоскодонку посреди Сейма для ночного лова, понравилось, попросил ещё чего-нибудь сбацать. Но когда мы завели «Шыз-гары!» другой ночной ловец издалека — аж от того берега — начал материться, что рыбу распугаем.</text:p>
      <text:p text:style-name="P52">Чепа посоветовал не связываться, а то пойдёт позовёт ещё мужиков из домиков.</text:p>
      <text:p text:style-name="P52">Костёр догорел и мы залезли под виниловую крышу.</text:p>
      <text:p text:style-name="P52">На рассвете я проснулся от воды капавшей мне на лицо.</text:p>
      <text:p text:style-name="P52">Винил совершенно водо- и воздухонепроницаемый материал. Наше тёплое дыхание оседало на охлаждённом августовской ночью виниле и превращалось в водяные капли — конденсат. О нём не учат в школе.</text:p>
      <text:p text:style-name="P52">Так что утро мы встретили холодными и голодными. Я еле-еле уговорил Владю, чтоб он доверил мне «Ригу-4», сгонять за едой в город вместо него.</text:p>
      <text:p text:style-name="P52">Всё же моторы — это вещь. Ничего крутить не надо, кроме рукоятки газа.</text:p>
      <text:p text:style-name="P52">Я въехал в город прокладывая в уме маршруты — сперва к себе на хату, потом на хату к Чепе, <text:soft-page-break/>потом к Владе. Собрать что будет съестного и — обратно на Сейм.</text:p>
      <text:p text:style-name="P52"><text:tab/><text:tab/><text:tab/><text:span text:style-name="T6">Рассчитали на бумаге,</text:span></text:p>
      <text:p text:style-name="P52"><text:span text:style-name="T6"><text:tab/><text:tab/><text:tab/>Да забыли про овраги</text:span>...</text:p>
      <text:p text:style-name="P52">Войдя в левый вираж между Вокзалом и парком Лунатика, я услышал своё имя.</text:p>
      <text:p text:style-name="P52">Через привокзальную площадь неслась Ольга в своей красной мини-юбке. Прав был тренер — данные что надо. Я сбросил газ и дал мопеду остановиться.</text:p>
      <text:p text:style-name="P52">Она подбежала почти не запыхавшись и начала делать мне вливание — уже три дня, как я пропал неизвестно где, не хочу с нею встречаться, так и не надо, она не напрашивается, вчера мать вызвала её телеграммой на телефонный разговор с Феодосией, говорит, хватит уже сколько погостила, может послезавтра она уже уедет от тётки, а мне всё равно, умотал себе на Сейм, друзья мне дороже, <text:s text:c="2"/>таких друзей за хуй да в музей, <text:span text:style-name="T31">а она такая дура, нашла с кем связаться, а если она мне дорогá, я должен остаться с нею...</text:span></text:p>
      <text:p text:style-name="P53">После холодного конденсатного душа столь пылкое бушевание и угроза замаячившей разлуки, и надежда — а вдруг даст напоследок? — <text:s/>сделали своё дело.</text:p>
      <text:p text:style-name="P53">Я выпросил только пару часов — отвести мопед к Владе на хату и сходить переодеться перед нашей встречей в Парке...</text:p>
      <text:p text:style-name="P53"/>
      <text:p text:style-name="P53">Вот так становятся тряпками. Так предают друзей.</text:p>
      <text:p text:style-name="P53">Конечно, они приехали с <text:s/>Сейма пятичасовой электричкой, после того, как прочесали всю заросшую ивняком косу в поисках объедков, которые бездумно расшвыривали куда попало накануне вечером. И я их понимаю — однажды и сам чуть не сдох на Сейму с голодухи.</text:p>
      <text:p text:style-name="P53">Три дня они со мной не разговаривали — бойкот. <text:s/>И я их понимаю — дольше не продержаться, когда делаешь одно дело, а общаться можешь только через Чубу.</text:p>
      <text:p text:style-name="P53"/>
      <text:p text:style-name="P53">Подло предавать друзей. Согласен. Но из всех подлостей совершённых мною за свою жизнь об этой, почему-то, я сожалею менее всего.</text:p>
      <text:p text:style-name="P53">Хотя, конечно, сожалею.</text:p>
      <text:p text:style-name="P53">- Бабник, тряпка, предал своих корешей за кусок вонючей дырки, за бабу предал,- скажут 95% реальных пацанов.</text:p>
      <text:p text:style-name="P53">Ну, ладно — переборщил — 93%. </text:p>
      <text:p text:style-name="P53">И я их пойму. И соглашусь с ними. И я их пожалею — не повезло беднягам. Не попадалась им такая баба, из-за которой стоило предать.</text:p>
      <text:p text:style-name="P49"/>
      <text:p text:style-name="P49"/>
      <text:p text:style-name="P49"/>
      <text:p text:style-name="P49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4-28T08:42:47.363913447</meta:creation-date>
    <dc:date>2016-05-01T10:40:12.140233339</dc:date>
    <dc:creator>sehrguey </dc:creator>
    <meta:editing-duration>PT2H31M22S</meta:editing-duration>
    <meta:editing-cycles>15</meta:editing-cycles>
    <meta:generator>LibreOffice/4.3.3.2$Linux_x86 LibreOffice_project/430m0$Build-2</meta:generator>
    <meta:document-statistic meta:table-count="0" meta:image-count="0" meta:object-count="0" meta:page-count="12" meta:paragraph-count="324" meta:word-count="5518" meta:character-count="35905" meta:non-whitespace-character-count="30449"/>
  </office:meta>
</office:document-meta>
</file>